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paragraph-rsid="0005da76"/>
    </style:style>
    <style:style style:name="P6" style:family="paragraph" style:parent-style-name="Standard">
      <style:text-properties officeooo:rsid="000737ae" officeooo:paragraph-rsid="000737ae"/>
    </style:style>
    <style:style style:name="P7" style:family="paragraph" style:parent-style-name="Standard">
      <style:text-properties officeooo:rsid="0008c3ef" officeooo:paragraph-rsid="0008c3ef"/>
    </style:style>
    <style:style style:name="P8" style:family="paragraph" style:parent-style-name="Standard">
      <style:text-properties officeooo:paragraph-rsid="000a78c4"/>
    </style:style>
    <style:style style:name="P9" style:family="paragraph" style:parent-style-name="Standard">
      <style:text-properties officeooo:rsid="000b2b1b" officeooo:paragraph-rsid="000b2b1b"/>
    </style:style>
    <style:style style:name="P10" style:family="paragraph" style:parent-style-name="Standard">
      <style:text-properties officeooo:paragraph-rsid="00131870"/>
    </style:style>
    <style:style style:name="P11" style:family="paragraph" style:parent-style-name="Standard">
      <style:text-properties officeooo:rsid="0014f93a" officeooo:paragraph-rsid="0014f93a"/>
    </style:style>
    <style:style style:name="P12" style:family="paragraph" style:parent-style-name="Standard">
      <style:text-properties officeooo:rsid="00077fdd" officeooo:paragraph-rsid="00077fdd"/>
    </style:style>
    <style:style style:name="P13" style:family="paragraph" style:parent-style-name="Standard">
      <style:text-properties officeooo:rsid="00131870" officeooo:paragraph-rsid="00131870"/>
    </style:style>
    <style:style style:name="P14" style:family="paragraph" style:parent-style-name="Standard">
      <style:text-properties officeooo:rsid="00173992" officeooo:paragraph-rsid="00173992"/>
    </style:style>
    <style:style style:name="P15" style:family="paragraph" style:parent-style-name="Standard">
      <style:text-properties officeooo:rsid="0023598c" officeooo:paragraph-rsid="0031bf8d"/>
    </style:style>
    <style:style style:name="P16" style:family="paragraph" style:parent-style-name="Standard">
      <style:text-properties officeooo:rsid="00241b84" officeooo:paragraph-rsid="0031bf8d"/>
    </style:style>
    <style:style style:name="P17" style:family="paragraph" style:parent-style-name="Standard">
      <style:text-properties officeooo:rsid="0024de93" officeooo:paragraph-rsid="0024de93"/>
    </style:style>
    <style:style style:name="P18" style:family="paragraph" style:parent-style-name="Standard">
      <style:text-properties officeooo:paragraph-rsid="00217ae0"/>
    </style:style>
    <style:style style:name="P19" style:family="paragraph" style:parent-style-name="Standard">
      <style:text-properties officeooo:rsid="002aac35" officeooo:paragraph-rsid="0031bf8d"/>
    </style:style>
    <style:style style:name="P20" style:family="paragraph" style:parent-style-name="Standard">
      <style:text-properties officeooo:rsid="00309b0d" officeooo:paragraph-rsid="0031bf8d"/>
    </style:style>
    <style:style style:name="P21" style:family="paragraph" style:parent-style-name="Standard">
      <style:text-properties officeooo:paragraph-rsid="0031bf8d"/>
    </style:style>
    <style:style style:name="P22" style:family="paragraph" style:parent-style-name="Standard">
      <style:paragraph-properties fo:break-before="page"/>
    </style:style>
    <style:style style:name="P23" style:family="paragraph" style:parent-style-name="Cadre_5f_Gauche">
      <style:paragraph-properties fo:break-before="page"/>
      <style:text-properties fo:language="zxx" fo:country="none" style:language-asian="zxx" style:country-asian="none" style:text-scale="100%"/>
    </style:style>
    <style:style style:name="P24" style:family="paragraph" style:parent-style-name="Table_20_index_20_heading">
      <style:paragraph-properties fo:break-before="page"/>
    </style:style>
    <style:style style:name="P25" style:family="paragraph" style:parent-style-name="Illustration_20_Index_20_Heading">
      <style:paragraph-properties fo:break-before="page"/>
    </style:style>
    <style:style style:name="P26" style:family="paragraph" style:parent-style-name="Encadré_5f_Normal">
      <style:paragraph-properties style:snap-to-layout-grid="false"/>
    </style:style>
    <style:style style:name="P27" style:family="paragraph" style:parent-style-name="Encadré_5f_TitreCoté">
      <style:paragraph-properties style:snap-to-layout-grid="false"/>
      <style:text-properties fo:font-size="10pt" style:font-size-asian="10pt" style:text-rotation-angle="90" style:text-rotation-scale="line-height"/>
    </style:style>
    <style:style style:name="P28" style:family="paragraph" style:parent-style-name="Droite">
      <style:text-properties fo:font-weight="bold" style:font-weight-asian="bold" style:font-weight-complex="bold"/>
    </style:style>
    <style:style style:name="P29" style:family="paragraph" style:parent-style-name="Cadre_5f_Gauche">
      <style:text-properties fo:language="zxx" fo:country="none" style:language-asian="zxx" style:country-asian="none" style:text-scale="100%"/>
    </style:style>
    <style:style style:name="P30" style:family="paragraph" style:parent-style-name="Illustration_20_Index_20_1">
      <style:paragraph-properties>
        <style:tab-stops>
          <style:tab-stop style:position="15.998cm" style:type="right" style:leader-style="dotted" style:leader-text="."/>
        </style:tab-stops>
      </style:paragraph-properties>
    </style:style>
    <style:style style:name="P31" style:family="paragraph" style:parent-style-name="Table_20_index_20_1">
      <style:paragraph-properties>
        <style:tab-stops>
          <style:tab-stop style:position="15.998cm" style:type="right" style:leader-style="dotted" style:leader-text="."/>
        </style:tab-stops>
      </style:paragraph-properties>
    </style:style>
    <style:style style:name="P32"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33" style:family="paragraph" style:parent-style-name="Contents_20_4">
      <style:paragraph-properties>
        <style:tab-stops>
          <style:tab-stop style:position="1.499cm"/>
        </style:tab-stops>
      </style:paragraph-properties>
    </style:style>
    <style:style style:name="P34"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35" style:family="paragraph" style:parent-style-name="Contents_20_2">
      <style:paragraph-properties>
        <style:tab-stops>
          <style:tab-stop style:position="0.499cm"/>
        </style:tab-stops>
      </style:paragraph-properties>
    </style:style>
    <style:style style:name="P36" style:family="paragraph" style:parent-style-name="Contents_20_7">
      <style:paragraph-properties>
        <style:tab-stops>
          <style:tab-stop style:position="15.998cm" style:type="right" style:leader-style="dotted" style:leader-text="."/>
        </style:tab-stops>
      </style:paragraph-properties>
    </style:style>
    <style:style style:name="P37" style:family="paragraph" style:parent-style-name="Contents_20_6">
      <style:paragraph-properties>
        <style:tab-stops>
          <style:tab-stop style:position="15.998cm" style:type="right" style:leader-style="dotted" style:leader-text="."/>
        </style:tab-stops>
      </style:paragraph-properties>
    </style:style>
    <style:style style:name="P38"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39" style:family="paragraph" style:parent-style-name="Contents_20_3">
      <style:paragraph-properties>
        <style:tab-stops>
          <style:tab-stop style:position="1cm"/>
        </style:tab-stops>
      </style:paragraph-properties>
    </style:style>
    <style:style style:name="P40" style:family="paragraph" style:parent-style-name="Contents_20_5">
      <style:paragraph-properties>
        <style:tab-stops>
          <style:tab-stop style:position="15.998cm" style:type="right" style:leader-style="dotted" style:leader-text="."/>
        </style:tab-stops>
      </style:paragraph-properties>
    </style:style>
    <style:style style:name="P41" style:family="paragraph" style:parent-style-name="Contents_20_1">
      <style:paragraph-properties>
        <style:tab-stops>
          <style:tab-stop style:position="15.998cm" style:type="right" style:leader-style="dotted" style:leader-text="."/>
        </style:tab-stops>
      </style:paragraph-properties>
    </style:style>
    <style:style style:name="P42" style:family="paragraph" style:parent-style-name="Contents_20_1">
      <style:paragraph-properties>
        <style:tab-stops/>
      </style:paragraph-properties>
    </style:style>
    <style:style style:name="P43" style:family="paragraph" style:parent-style-name="PageGarde_5f_TitreDuMémoire">
      <style:text-properties fo:font-size="28pt" officeooo:rsid="0001c6dd" officeooo:paragraph-rsid="0001c6dd" style:font-size-asian="28pt" style:font-size-complex="28pt" style:text-scale="100%"/>
    </style:style>
    <style:style style:name="P44" style:family="paragraph" style:parent-style-name="PageGarde_5f_NomPrénom">
      <style:text-properties officeooo:rsid="0001c6dd" officeooo:paragraph-rsid="0001c6dd"/>
    </style:style>
    <style:style style:name="P45" style:family="paragraph" style:parent-style-name="PageGarde_5f_MentionDeDiplome">
      <style:text-properties officeooo:rsid="0001c6dd" officeooo:paragraph-rsid="0001c6dd"/>
    </style:style>
    <style:style style:name="P46" style:family="paragraph" style:parent-style-name="Standard" style:master-page-name="Page_5f_Garde">
      <style:paragraph-properties style:page-number="auto"/>
      <style:text-properties fo:language="zxx" fo:country="none" style:language-asian="zxx" style:country-asian="none"/>
    </style:style>
    <style:style style:name="P47" style:family="paragraph" style:parent-style-name="Standard">
      <style:text-properties officeooo:rsid="0005da76" officeooo:paragraph-rsid="000a78c4"/>
    </style:style>
    <style:style style:name="P48" style:family="paragraph" style:parent-style-name="Standard">
      <style:text-properties officeooo:rsid="00332a3c" officeooo:paragraph-rsid="00332a3c"/>
    </style:style>
    <style:style style:name="P49" style:family="paragraph" style:parent-style-name="Standard">
      <style:text-properties officeooo:rsid="0034112f" officeooo:paragraph-rsid="0034112f"/>
    </style:style>
    <style:style style:name="P50" style:family="paragraph" style:parent-style-name="Standard">
      <style:text-properties officeooo:rsid="0020ee6d" officeooo:paragraph-rsid="003657f8"/>
    </style:style>
    <style:style style:name="P51" style:family="paragraph" style:parent-style-name="_5f_ua_5f_Titre_20_4">
      <style:text-properties officeooo:rsid="000485ac" officeooo:paragraph-rsid="000485ac"/>
    </style:style>
    <style:style style:name="P52" style:family="paragraph" style:parent-style-name="_5f_ua_5f_Titre_20_4">
      <style:text-properties officeooo:rsid="00119b0a" officeooo:paragraph-rsid="00131870"/>
    </style:style>
    <style:style style:name="P53" style:family="paragraph" style:parent-style-name="_5f_ua_5f_Titre_20_4">
      <style:text-properties officeooo:rsid="000472d5" officeooo:paragraph-rsid="0019c992"/>
    </style:style>
    <style:style style:name="P54" style:family="paragraph" style:parent-style-name="_5f_ua_5f_Titre_20_4">
      <style:text-properties officeooo:rsid="00217ae0" officeooo:paragraph-rsid="00217ae0"/>
    </style:style>
    <style:style style:name="P55" style:family="paragraph" style:parent-style-name="_5f_ua_5f_Titre_20_4">
      <style:text-properties officeooo:rsid="0005da76" officeooo:paragraph-rsid="0005da76"/>
    </style:style>
    <style:style style:name="P56" style:family="paragraph" style:parent-style-name="_5f_ua_5f_Titre_20_4">
      <style:text-properties officeooo:rsid="0005da76" officeooo:paragraph-rsid="0031bf8d"/>
    </style:style>
    <style:style style:name="P57" style:family="paragraph" style:parent-style-name="_5f_ua_5f_Titre_20_4">
      <style:text-properties officeooo:paragraph-rsid="0031bf8d"/>
    </style:style>
    <style:style style:name="P58" style:family="paragraph" style:parent-style-name="_5f_ua_5f_Titre_20_1">
      <style:paragraph-properties fo:break-before="page"/>
    </style:style>
    <style:style style:name="P59" style:family="paragraph" style:parent-style-name="_5f_ua_5f_Titre_20_1">
      <style:paragraph-properties fo:break-before="page"/>
      <style:text-properties officeooo:rsid="000357d4" officeooo:paragraph-rsid="000357d4"/>
    </style:style>
    <style:style style:name="P60" style:family="paragraph" style:parent-style-name="_5f_ua_5f_Titre_20_2">
      <style:text-properties officeooo:rsid="0005da76" officeooo:paragraph-rsid="0005da76"/>
    </style:style>
    <style:style style:name="P61" style:family="paragraph" style:parent-style-name="_5f_ua_5f_Titre_20_2">
      <style:paragraph-properties fo:break-before="page"/>
    </style:style>
    <style:style style:name="P62" style:family="paragraph" style:parent-style-name="_5f_ua_5f_Titre_20_2">
      <style:paragraph-properties fo:break-before="page"/>
      <style:text-properties officeooo:rsid="000485ac" officeooo:paragraph-rsid="000485ac"/>
    </style:style>
    <style:style style:name="P63" style:family="paragraph" style:parent-style-name="_5f_ua_5f_Titre_20_3">
      <style:text-properties officeooo:rsid="000472d5" officeooo:paragraph-rsid="000472d5"/>
    </style:style>
    <style:style style:name="P64" style:family="paragraph" style:parent-style-name="_5f_ua_5f_Titre_20_3">
      <style:text-properties officeooo:rsid="000485ac" officeooo:paragraph-rsid="000485ac"/>
    </style:style>
    <style:style style:name="P65" style:family="paragraph" style:parent-style-name="_5f_ua_5f_Titre_20_3">
      <style:text-properties officeooo:rsid="0005da76" officeooo:paragraph-rsid="0005da76"/>
    </style:style>
    <style:style style:name="P66" style:family="paragraph" style:parent-style-name="_5f_ua_5f_Titre_20_3">
      <style:text-properties officeooo:rsid="0005da76" officeooo:paragraph-rsid="0031bf8d"/>
    </style:style>
    <style:style style:name="P67" style:family="paragraph" style:parent-style-name="_5f_ua_5f_Titre_20_5">
      <style:text-properties officeooo:rsid="0005da76" officeooo:paragraph-rsid="0031bf8d"/>
    </style:style>
    <style:style style:name="P68" style:family="paragraph" style:parent-style-name="_5f_ua_5f_Titre_20_5">
      <style:text-properties officeooo:rsid="0005da76" officeooo:paragraph-rsid="0005da76"/>
    </style:style>
    <style:style style:name="P69" style:family="paragraph" style:parent-style-name="_5f_ua_5f_Titre_20_5">
      <style:text-properties officeooo:rsid="0030c3b8" officeooo:paragraph-rsid="0031bf8d"/>
    </style:style>
    <style:style style:name="P70" style:family="paragraph" style:parent-style-name="_5f_ua_5f_Titre_20_5">
      <style:text-properties officeooo:rsid="00309b0d" officeooo:paragraph-rsid="0031bf8d"/>
    </style:style>
    <style:style style:name="P71" style:family="paragraph" style:parent-style-name="Cadre_5f_Gauche" style:master-page-name="_34_e_5f_Couverture">
      <style:paragraph-properties style:page-number="1"/>
    </style:style>
    <style:style style:name="P72" style:family="paragraph" style:parent-style-name="Contents_20_Heading" style:master-page-name="Standard">
      <style:paragraph-properties style:page-number="3"/>
    </style:style>
    <style:style style:name="P73" style:family="paragraph">
      <style:paragraph-properties fo:line-height="100%" fo:text-align="start" style:writing-mode="lr-tb"/>
    </style:style>
    <style:style style:name="P74" style:family="paragraph">
      <style:paragraph-properties fo:margin-left="0.4cm" fo:margin-right="0cm" fo:margin-top="0cm" fo:margin-bottom="0.423cm" fo:line-height="100%" fo:text-align="justify" fo:text-indent="-0.38cm" style:writing-mode="lr-tb">
        <style:tab-stops/>
      </style:paragraph-properties>
    </style:style>
    <style:style style:name="P75" style:family="paragraph">
      <style:paragraph-properties fo:margin-left="-0.459cm" fo:margin-right="0.199cm" fo:line-height="100%" fo:text-align="justify" fo:text-indent="0cm" style:writing-mode="lr-tb"/>
    </style:style>
    <style:style style:name="P76" style:family="paragraph">
      <style:paragraph-properties fo:margin-left="-0.459cm" fo:margin-right="0.199cm" fo:line-height="100%" fo:text-align="justify" fo:text-indent="0cm" style:writing-mode="lr-tb"/>
      <style:text-properties fo:font-size="12pt" style:font-size-asian="12pt" style:font-size-complex="12pt"/>
    </style:style>
    <style:style style:name="P77" style:family="paragraph">
      <style:paragraph-properties fo:line-height="100%" fo:text-align="justify" style:writing-mode="lr-tb"/>
    </style:style>
    <style:style style:name="P78" style:family="paragraph">
      <style:paragraph-properties fo:margin-left="-0.459cm" fo:margin-right="0cm" fo:line-height="100%" fo:text-align="justify" fo:text-indent="0cm" style:writing-mode="lr-tb"/>
    </style:style>
    <style:style style:name="P79" style:family="paragraph">
      <style:paragraph-properties fo:margin-left="0.199cm" fo:margin-right="0.199cm" fo:line-height="100%" fo:text-align="end" fo:text-indent="0cm" style:writing-mode="lr-tb"/>
    </style:style>
    <style:style style:name="P80"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81" style:family="paragraph">
      <style:paragraph-properties fo:text-align="center" style:writing-mode="lr-tb"/>
    </style:style>
    <style:style style:name="P82" style:family="paragraph">
      <style:paragraph-properties style:writing-mode="lr-tb"/>
    </style:style>
    <style:style style:name="P83" style:family="paragraph">
      <style:paragraph-properties fo:line-height="100%" fo:text-align="end" style:writing-mode="lr-tb"/>
    </style:style>
    <style:style style:name="P84" style:family="paragraph">
      <style:paragraph-properties fo:margin-left="-0.459cm" fo:margin-right="0.199cm" fo:line-height="100%" fo:text-align="end" fo:text-indent="0cm" style:writing-mode="lr-tb"/>
    </style:style>
    <style:style style:name="P85"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17ae0"/>
    </style:style>
    <style:style style:name="T16" style:family="text">
      <style:text-properties officeooo:rsid="0025a0fd"/>
    </style:style>
    <style:style style:name="T17" style:family="text">
      <style:text-properties officeooo:rsid="0025e893"/>
    </style:style>
    <style:style style:name="T18" style:family="text">
      <style:text-properties officeooo:rsid="00294caf"/>
    </style:style>
    <style:style style:name="T19" style:family="text">
      <style:text-properties officeooo:rsid="002aac35"/>
    </style:style>
    <style:style style:name="T20" style:family="text">
      <style:text-properties officeooo:rsid="002bb381"/>
    </style:style>
    <style:style style:name="T21" style:family="text">
      <style:text-properties officeooo:rsid="0030c3b8"/>
    </style:style>
    <style:style style:name="T22" style:family="text">
      <style:text-properties officeooo:rsid="002c8af8"/>
    </style:style>
    <style:style style:name="T23" style:family="text">
      <style:text-properties officeooo:rsid="002d7ff1"/>
    </style:style>
    <style:style style:name="T24" style:family="text">
      <style:text-properties officeooo:rsid="00309b0d"/>
    </style:style>
    <style:style style:name="T25" style:family="text">
      <style:text-properties officeooo:rsid="0032c490"/>
    </style:style>
    <style:style style:name="T26" style:family="text">
      <style:text-properties officeooo:rsid="0034112f"/>
    </style:style>
    <style:style style:name="T27" style:family="text">
      <style:text-properties officeooo:rsid="00354aaf"/>
    </style:style>
    <style:style style:name="T28"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29"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30"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31"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32"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52">
        <draw:image xlink:href="Pictures/10000000000000BE0000002E798866A9.png" xlink:type="simple" xlink:show="embed" xlink:actuate="onLoad"/>
      </draw:frame>
      <text:p text:style-name="P46"><draw:frame draw:style-name="fr1" draw:name="Cadre1" text:anchor-type="char" svg:x="0.22cm" svg:y="1.229cm" svg:width="15.355cm" svg:height="2.549cm" draw:z-index="10"><draw:text-box><text:p text:style-name="PageGarde_5f_Année">201<text:span text:style-name="T6">5</text:span>-201<text:span text:style-name="T6">6</text:span></text:p><text:p text:style-name="P45">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43">Pathfinding multi-agents à l'aide de méthodes stochastiques</text:p></draw:text-box></draw:frame><draw:frame draw:style-name="fr3" draw:name="Cadre5" text:anchor-type="char" svg:x="7.793cm" svg:y="11.739cm" svg:width="7.879cm" svg:height="2.521cm" draw:z-index="7"><draw:text-box><text:p text:style-name="P44">Nicolas Roux</text:p><text:p text:style-name="P44">Théo Voillemin</text:p><text:p text:style-name="P44">Corentin Talarmain</text:p></draw:text-box></draw:frame><draw:g text:anchor-type="char" draw:z-index="5" draw:style-name="gr4"><draw:connector draw:style-name="gr5" draw:text-style-name="P81" draw:type="line" svg:x1="-0.297cm" svg:y1="1.481cm" svg:x2="-0.294cm" svg:y2="14.128cm" svg:d="M-298 1480l3 12648" svg:viewBox="0 0 5 12651"><text:p/></draw:connector><draw:connector draw:style-name="gr5" draw:text-style-name="P81" draw:type="line" svg:x1="15.787cm" svg:y1="14.979cm" svg:x2="0.559cm" svg:y2="14.984cm" svg:d="M15787 14979l-15228 5" svg:viewBox="0 0 15229 7"><text:p/></draw:connector><draw:custom-shape draw:style-name="gr6" draw:text-style-name="P82"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81" draw:type="line" svg:x1="15.947cm" svg:y1="14.981cm" svg:x2="16.976cm" svg:y2="14.985cm" svg:d="M15947 14981l1029 4" svg:viewBox="0 0 1030 5"><text:p/></draw:connector><draw:connector draw:style-name="gr5" draw:text-style-name="P81" draw:type="line" svg:x1="15.785cm" svg:y1="14.547cm" svg:x2="15.947cm" svg:y2="14.551cm" svg:d="M15785 14547l162 4" svg:viewBox="0 0 164 5"><text:p/></draw:connector><draw:connector draw:style-name="gr7" draw:text-style-name="P81" draw:type="line" svg:x1="15.311cm" svg:y1="14.983cm" svg:x2="15.473cm" svg:y2="14.988cm" svg:d="M15311 14983l162 5" svg:viewBox="0 0 164 7"><text:p/></draw:connector><draw:connector draw:style-name="gr8" draw:text-style-name="P81" draw:type="line" svg:x1="15.464cm" svg:y1="14.977cm" svg:x2="15.626cm" svg:y2="14.98cm" svg:d="M15464 14977l162 3" svg:viewBox="0 0 164 5"><text:p/></draw:connector></draw:g><draw:frame draw:style-name="fr9" draw:name="images1" text:anchor-type="char" svg:x="13.921cm" svg:y="25.359cm" svg:width="3.06cm" svg:height="2.992cm" draw:z-index="42"><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ageGarde_5f_SoutenuLe">xx xx xxxxxx xxxx</text:p></draw:text-box></draw:frame><draw:connector text:anchor-type="char" draw:z-index="9" draw:style-name="gr9" draw:text-style-name="P81" draw:type="line" svg:x1="15.785cm" svg:y1="18.588cm" svg:x2="15.947cm" svg:y2="18.592cm" svg:d="M15785 18588l162 4" svg:viewBox="0 0 164 5"><text:p/></draw:connector><draw:connector text:anchor-type="char" draw:z-index="8" draw:style-name="gr9" draw:text-style-name="P81" draw:type="line" svg:x1="15.785cm" svg:y1="16.311cm" svg:x2="15.947cm" svg:y2="16.315cm" svg:d="M15785 16311l162 4" svg:viewBox="0 0 164 5"><text:p/></draw:connector></text:p>
      <text:p text:style-name="P22"/>
      <text:p text:style-name="Standard"/>
      <text:p text:style-name="Standard"/>
      <text:p text:style-name="P2"><draw:g text:anchor-type="char" draw:z-index="43" draw:style-name="gr10"><draw:rect draw:style-name="gr11" draw:text-style-name="P81" svg:width="0.188cm" svg:height="0.468cm" svg:x="12.861cm" svg:y="21.172cm"><text:p/></draw:rect><draw:custom-shape draw:style-name="gr12" draw:text-style-name="P82" svg:width="0.158cm" svg:height="0.424cm" svg:x="12.861cm" svg:y="21.172cm"><text:p/><draw:enhanced-geometry svg:viewBox="0 0 21600 21600" draw:type="rectangle" draw:enhanced-path="M 0 0 L 21600 0 21600 21600 0 21600 0 0 Z N"/></draw:custom-shape></draw:g><draw:g text:anchor-type="char" draw:z-index="44" draw:style-name="gr10"><draw:frame draw:style-name="gr13" draw:text-style-name="P83" svg:width="13.156cm" svg:height="1.962cm" svg:x="-0.416cm" svg:y="22.144cm"><draw:text-box><text:p text:style-name="P83"><text:span text:style-name="T29">Ces conditions d’utilisation (attribution, pas d’utilisation</text:span></text:p><text:p text:style-name="P83"><text:span text:style-name="T29">commerciale, pas de modification) sont symbolisées par</text:span></text:p><text:p text:style-name="P83"><text:span text:style-name="T29">les icônes positionnées en pied de page.</text:span></text:p></draw:text-box></draw:frame><draw:frame draw:style-name="gr14" draw:text-style-name="P81"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73" svg:width="16.8cm" svg:height="7.217cm"><text:p text:style-name="P73"><text:span text:style-name="T28">L’auteur du présent document vous</text:span></text:p><text:p text:style-name="P73"><text:span text:style-name="T28">autorise à le partager, reproduire,</text:span></text:p><text:p text:style-name="P73"><text:span text:style-name="T28">distribuer et communiquer selon</text:span><text:span text:style-name="T28"><text:line-break/></text:span><text:span text:style-name="T28">les conditions suivantes :</text:span></text:p><text:p text:style-name="P73"><text:span text:style-name="T28"/></text:p><text:p text:style-name="P74"><text:span text:style-name="T29">-</text:span><text:span text:style-name="T29"><text:tab/></text:span><text:span text:style-name="T29">Vous devez le citer en l’attribuant de la manière indiquée par l’auteur (mais pas d’une manière qui suggérerait qu’il approuve votre utilisation de l’œuvre).</text:span></text:p><text:p text:style-name="P74"><text:span text:style-name="T29">- </text:span><text:span text:style-name="T29"><text:tab/></text:span><text:span text:style-name="T29">Vous n’avez pas le droit d’utiliser ce document à des fins commerciales.</text:span></text:p><text:p text:style-name="P74"><text:span text:style-name="T29">- </text:span><text:span text:style-name="T29"><text:tab/></text:span><text:span text:style-name="T29">Vous n’avez pas le droit de le modifier, de le transformer ou de l’adapter.</text:span></text:p><text:p text:style-name="P73"><text:span text:style-name="T28">Consulter la licence creative commons complète en français :</text:span></text:p><text:p text:style-name="P73"><text:span text:style-name="T28"><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2"/>
      <text:p text:style-name="P29"><draw:frame text:anchor-type="paragraph" draw:z-index="49" draw:style-name="gr15" svg:width="8.898cm" svg:height="0.989cm" draw:transform="rotate (1.5707963267949) translate (-0.446263888888889cm 9.37683333333333cm)"><draw:text-box><text:p text:style-name="P84"><text:span text:style-name="T32">REMERCIEMENTS</text:span></text:p></draw:text-box></draw:frame><draw:custom-shape text:anchor-type="as-char" svg:y="-20.996cm" draw:z-index="1" draw:style-name="gr2" draw:text-style-name="P76" svg:width="17.837cm" svg:height="20.383cm"><text:p text:style-name="P75"><text:span text:style-name="T30"><text:tab/></text:span><text:span text:style-name="T30">Avant toute chose, nous souhaitons remercier notre responsable de stage Monsieur Igor Stéphan pour son écoute et sa disponibilité tout au long de notre stage et d'avoir accepté notre demande d'étude sur la recherche de chemin en informatique.</text:span></text:p><text:p text:style-name="P75"><text:span text:style-name="T30"><text:tab/></text:span><text:span text:style-name="T30">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72">Sommaire</text:p>
          </text:index-title>
          <text:p text:style-name="P42">Introduction</text:p>
          <text:p text:style-name="P35">1<text:tab/> Présentation du sujet de stage</text:p>
          <text:p text:style-name="P39">1.1.<text:tab/>La recherche de chemin</text:p>
          <text:p text:style-name="P39">1.2.<text:tab/>Les méthodes stochastiques</text:p>
          <text:p text:style-name="P35">2<text:tab/>Analyse du problème</text:p>
          <text:p text:style-name="P39">2.1.<text:tab/>Etat de l'art</text:p>
          <text:p text:style-name="P39">2.2.<text:tab/>Contraintes</text:p>
          <text:p text:style-name="P33">2.2.1.<text:tab/>Temps réel</text:p>
          <text:p text:style-name="P33">2.2.2.<text:tab/>API</text:p>
          <text:p text:style-name="P39">2.3.<text:tab/>Choix possibles</text:p>
          <text:p text:style-name="P33">2.3.1.<text:tab/>Algorithme génétique</text:p>
          <text:p text:style-name="P33">2.3.2.<text:tab/>Algorithme de Monte Carlo</text:p>
          <text:p text:style-name="P35">3<text:tab/>Planning du travail effectué</text:p>
          <text:p text:style-name="P35">4<text:tab/>Présentation des solutions adoptées</text:p>
          <text:p text:style-name="P39">4.1.<text:tab/>Choix effectués</text:p>
          <text:p text:style-name="P39">4.2.<text:tab/>Difficultés rencontrés</text:p>
          <text:p text:style-name="P33">4.2.1.<text:tab/>Conception d'un algorithme génétique</text:p>
          <text:p text:style-name="P33">4.2.2.<text:tab/>Gestion du temps réel</text:p>
          <text:p text:style-name="P33">4.2.3.<text:tab/>Création d'une API</text:p>
          <text:p text:style-name="P39">4.3.<text:tab/>Outils utilisés</text:p>
          <text:p text:style-name="P33">4.3.1.<text:tab/>Lbrairies</text:p>
          <text:p text:style-name="P33">4.3.2.<text:tab/>Environnement de développement</text:p>
          <text:p text:style-name="P33">4.3.3.<text:tab/>Débugage</text:p>
          <text:p text:style-name="P35">5<text:tab/>Tests effectués</text:p>
          <text:p text:style-name="P42">Conclusion</text:p>
          <text:p text:style-name="P42">Bibliographie</text:p>
        </text:index-body>
      </text:table-of-content>
      <text:p text:style-name="Standard"/>
      <text:h text:style-name="P59" text:outline-level="1"><text:bookmark-start text:name="__RefHeading__1_886550348"/>Introduction<text:bookmark-end text:name="__RefHeading__1_886550348"/></text:h>
      <text:p text:style-name="P6"><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5">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6"/>
      <text:p text:style-name="P12"><text:tab/>Le but de ce stage est de fournir une interface de programmation applicative (API) utilisable par des développeurs de jeux de stratégies en temps réel (RTS) pour appliquer un algorithme de recherche de chemins pour leur jeu. <text:s/></text:p>
      <text:h text:style-name="P61" text:outline-level="2"><text:bookmark-start text:name="__RefHeading__3_886550348"/><text:s/><text:tab/><text:span text:style-name="T7">Présentation du sujet de stage</text:span><text:bookmark-end text:name="__RefHeading__3_886550348"/></text:h>
      <text:p text:style-name="P7"><text:span text:style-name="T8"><text:tab/>N</text:span>otre sujet de stage, la réalisation d'un pathfinding à l'aide de méthodes stochastiques, <text:span text:style-name="T18">se décompose en deux sous-parties : qu'est-ce que la recherche de chemin, et qu'est-ce qu'une méthode stochastique.</text:span></text:p>
      <text:h text:style-name="P63"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63"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62"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64" text:outline-level="3">Etat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14">A FAIRE</text:p>
      <text:h text:style-name="P64" text:outline-level="3">Contraintes</text:h>
      <text:p text:style-name="P4"><text:tab/><text:span text:style-name="T11">Le sujet de notre stage nous a imposé certaines contraintes qu'il nous a fallu respecter, de la modélisation, au développement de notre projet.</text:span></text:p>
      <text:h text:style-name="P51" text:outline-level="4">Temps réel</text:h>
      <text:p text:style-name="P10"><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3"><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51" text:outline-level="4">API</text:h>
      <text:p text:style-name="P11"><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52" text:outline-level="4"><text:soft-page-break/>Solution générale</text:h>
      <text:p text:style-name="P10"><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64"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53"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53" text:outline-level="4">Algorithme génétique</text:h>
      <text:p text:style-name="P50"><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50"><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50"><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60" text:outline-level="2">Planning du travail effectué</text:h>
      <text:p text:style-name="P5">/<text:span text:style-name="T15">TODO Gantt</text:span></text:p>
      <text:h text:style-name="P60" text:outline-level="2"><text:soft-page-break/>Présentation des solutions adoptées</text:h>
      <text:p text:style-name="P17"><text:tab/>Après réflexion autour de toutes les possibilités accessibles et de toutes les contraintes, nous avons mis en place les solutions les plus cohérentes selon nous. Que ce soit sur la méthode stochastique choisie ou la manière de communiquer de notre AP<text:span text:style-name="T16">I...</text:span></text:p>
      <text:h text:style-name="P65" text:outline-level="3">Choix effectués</text:h>
      <text:h text:style-name="_5f_ua_5f_Titre_20_4" text:outline-level="4">Algorithme génétiques</text:h>
      <text:p text:style-name="P9">Algorithme <text:span text:style-name="T25">adaptatif</text:span> ne fonctionne plus sur multi agent en temps réel.</text:p>
      <text:p text:style-name="P47"><text:tab/><text:span text:style-name="T25">Nous avons donc décider, pour développer un pathfinding par méthode stochastique, de développer un algorithme génétique.</text:span></text:p>
      <text:p text:style-name="P48">Celui-ci est programmé dans une classe Algogen qui contiendra et gérera les principes fondamentaux de l'algorithme génétique.</text:p>
      <text:p text:style-name="P48">Dans un premier lieu, étudions la population. Celle-ci est stockée dans la variable nommée m_pop. Elle contient un certain nombre d'instance de SurMinion, eux mêmes composés <text:span text:style-name="T26">d'instance</text:span> de Minion. Les Minion représentent le <text:span text:style-name="T26">chemin d'un des </text:span>agents du problème de recherche de chemin, <text:span text:style-name="T26">ainsi, chaque SurMinion contient une possibilité (différentes les uns des autres) de déplacements de tous les agents. Ainsi, tous les individus de la population proposent des solutions différentes au problème actuel du pathfinding.</text:span></text:p>
      <text:p text:style-name="P49">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7">dans tous les SurMinions.</text:span> </text:p>
      <text:h text:style-name="P54" text:outline-level="4">Controller (communication)</text:h>
      <text:p text:style-name="P18"><text:tab/><text:span text:style-name="T16">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65" text:outline-level="3">Difficultés rencontrés</text:h>
      <text:p text:style-name="P8"><text:tab/><text:span text:style-name="T17">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55" text:outline-level="4">Conception d'un algorithme génétique</text:h>
      <text:p text:style-name="P8">utat ullaor sequisi. Giamcon ut il dolum il dolorer in utpatin elit ex etue mod exeraesenit luptatio odolore dolent la commy nummy nosto esequam, vulla autate tis num venim vel utpatum diam voloreml <text:soft-page-break/>doloboreros eliquate tie dolo-bore feu facil dolore velenis autpatummy nummoloreet veliquis eraessis aliquisim quat, si.</text:p>
      <text:h text:style-name="P56" text:outline-level="4">Gestion du temps réel</text:h>
      <text:p text:style-name="P21"><text:tab/><text:span text:style-name="T17">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21"><text:tab/><text:span text:style-name="T19">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21"><text:tab/><text:span text:style-name="T19">La gestion du temps réel est une contrainte que nous viendrons sans doute à renconter à nouveau au cours de notre carrière, puisque cela peut se retrouver dans les jeux vidéos comme ici, mais aussi dans…</text:span></text:p>
      <text:p text:style-name="P19">La nécessité de répondre à ce besoin a dont été très formateur au cours de ces deux mois.</text:p>
      <text:h text:style-name="P56" text:outline-level="4">Création d'une API</text:h>
      <text:p text:style-name="P21"><text:tab/><text:span text:style-name="T19">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66" text:outline-level="3">Outils utilisés</text:h>
      <text:p text:style-name="P15">La bonne réalisation du stage a été permise par différents outils...</text:p>
      <text:h text:style-name="P57" text:outline-level="4">Lbrairies</text:h>
      <text:p text:style-name="P16">Certaines librairies gratuites nous ont permis de simplifier la mise en place de notre développement. </text:p>
      <text:h text:style-name="P67" text:outline-level="5">Libxml++</text:h>
      <text:p text:style-name="P21"><text:tab/><text:span text:style-name="T20">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21"><text:tab/><text:span text:style-name="T20">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text:span><text:soft-page-break/><text:span text:style-name="T20">volumineux. Notre objectif est de donner un outil souple quand à son utilisation, cela implique qu'on ne connait la quantité de données reçu.</text:span></text:p>
      <text:h text:style-name="P69" text:outline-level="5">Glibmm</text:h>
      <text:p text:style-name="P21"><text:tab/><text:span text:style-name="T21">Libxml++ a été adaptée en C++ à partir de la librairie libxml2 codée en C. De ce fait, pour cette adaptation, il est nécessaire d'utiliser la librairie Glibmm.</text:span></text:p>
      <text:h text:style-name="P56" text:outline-level="4">Environnement de développement</text:h>
      <text:p text:style-name="P21"><text:tab/><text:span text:style-name="T22">Les IDE (Environnement de développement) sont des outils qui se révèlent très pratiques pour les développeurs, simplifiant la programmation.</text:span></text:p>
      <text:h text:style-name="P67" text:outline-level="5">Kdevelop</text:h>
      <text:p text:style-name="P21"><text:tab/><text:span text:style-name="T23">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56" text:outline-level="4">Débugage</text:h>
      <text:p text:style-name="P20">Un projet d'informatique passe forcément par une phase de débugage du code, quelque soit le langage. Ici aussi, nous avons pu trouver des outils qui nous ont été utile au débugage efficace de notre projet.</text:p>
      <text:h text:style-name="P67" text:outline-level="5">Valgrind</text:h>
      <text:p text:style-name="P21"><text:tab/><text:span text:style-name="T24">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70" text:outline-level="5">GDB</text:h>
      <text:p text:style-name="P21"><text:tab/><text:span text:style-name="T24">GDB ou GNU Project Debugger est un utilitaire permettant d'exécuter un programme et de voir ce qu'il s'y passe. Il nous a été grandement utile pour régler les problèmes tels que les erreurs segmentation ou les exceptions sur nos vecteurs.</text:span></text:p>
      <text:h text:style-name="P67" text:outline-level="5" text:is-list-header="true"/>
      <text:h text:style-name="P68" text:outline-level="5" text:is-list-header="true"/>
      <text:h text:style-name="P60" text:outline-level="2"><text:soft-page-break/>Tests effectués</text:h>
      <text:p text:style-name="Heading_20_2"/>
      <text:p text:style-name="_5f_ua_5f_Image"><draw:frame draw:style-name="fr6" draw:name="Cadre10" text:anchor-type="as-char" svg:width="15.797cm" draw:z-index="53"><draw:text-box fo:min-height="12.229cm"><text:p text:style-name="Photo"><draw:frame draw:style-name="fr10" draw:name="images3" text:anchor-type="paragraph" svg:x="0cm" svg:y="0cm" svg:width="9.999cm" style:rel-width="100%" svg:height="6.65cm" style:rel-height="scale" draw:z-index="54"><draw:image xlink:href="../../../Documents/dbar1.png" xlink:type="simple" xlink:show="embed" xlink:actuate="onLoad"/></draw:frame>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58" text:outline-level="1">Conclusion</text:h>
      <text:p text:style-name="Standard"/>
      <text:h text:style-name="P58" text:outline-level="1">Bibliographie</text:h>
      <text:p text:style-name="Standard"/>
      <text:p text:style-name="P22"/>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41">_ua_Titre 1<text:tab/>4</text:p>
          <text:p text:style-name="P34">1<text:tab/>_ua_Titre 2<text:tab/>4</text:p>
          <text:p text:style-name="P38">1.1.<text:tab/>_ua_Titre 3<text:tab/>4</text:p>
          <text:p text:style-name="P32">1.1.1.<text:tab/>_ua_Titre 4<text:tab/>4</text:p>
          <text:p text:style-name="P40">a) _ua_Titre 5<text:tab/>4</text:p>
          <text:p text:style-name="P37"><text:s/>_ua_Titre 6<text:tab/>4</text:p>
          <text:p text:style-name="P36"><text:s/>_ua_Titre 7<text:tab/>4</text:p>
          <text:p text:style-name="P41">Conclusion<text:tab/>6</text:p>
          <text:p text:style-name="P41">Bibliographie<text:tab/>7</text:p>
          <text:p text:style-name="P41">Table des illustrations<text:tab/>9</text:p>
          <text:p text:style-name="P41">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5">Table des illustrations</text:p>
          </text:index-title>
          <text:p text:style-name="P30">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24">Table des tableaux</text:p>
          </text:index-title>
          <text:p text:style-name="P31">Tableau 1: Inscrire une légende<text:tab/>5</text:p>
        </text:index-body>
      </text:table-index>
      <text:p text:style-name="Standard"/>
      <text:p text:style-name="P71"><draw:frame text:anchor-type="paragraph" draw:z-index="50" draw:style-name="gr15" svg:width="4.62cm" svg:height="0.989cm" draw:transform="rotate (1.5707963267949) translate (-0.506236111111111cm 5.02002777777778cm)"><draw:text-box><text:p text:style-name="P85"><text:span text:style-name="T32">RÉSUMÉ</text:span></text:p></draw:text-box></draw:frame><draw:custom-shape text:anchor-type="as-char" svg:y="0cm" draw:z-index="2" draw:style-name="gr3" draw:text-style-name="P75" svg:width="17.837cm" svg:height="8.093cm"><text:p text:style-name="P75"><text:span text:style-name="T31">Nonsequi ex enim dolortincin essed dolut nulputat, conulla feumsan henim quamcore minciduis adiat. </text:span></text:p><text:p text:style-name="P77"><text:span text:style-name="T31">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78"><text:span text:style-name="T31">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27"/>
          </table:table-cell>
          <table:table-cell table:style-name="Tableau1.B1" office:value-type="string">
            <text:p text:style-name="P26"><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29"><draw:frame text:anchor-type="paragraph" draw:z-index="51" draw:style-name="gr15" svg:width="5.79cm" svg:height="0.989cm" draw:transform="rotate (1.5707963267949) translate (-0.506236111111111cm 6.18948611111111cm)"><draw:text-box><text:p text:style-name="P85"><text:span text:style-name="T32">ABSTRACT</text:span></text:p></draw:text-box></draw:frame><draw:custom-shape text:anchor-type="as-char" svg:y="0cm" draw:z-index="3" draw:style-name="gr3" draw:text-style-name="P75" svg:width="17.837cm" svg:height="8.093cm"><text:p text:style-name="P75"><text:span text:style-name="T31">Nonsequi ex enim dolortincin essed dolut nulputat, conulla feumsan henim quamcore minciduis adiat. </text:span></text:p><text:p text:style-name="P77"><text:span text:style-name="T31">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78"><text:span text:style-name="T31">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27"/>
          </table:table-cell>
          <table:table-cell table:style-name="Tableau2.B1" office:value-type="string">
            <text:p text:style-name="P26"><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45" draw:style-name="gr4"><draw:frame draw:style-name="gr14" draw:text-style-name="P81" svg:width="3.061cm" svg:height="2.992cm" svg:x="14.844cm" svg:y="26.079cm"><draw:image xlink:href="Pictures/2000009200000BE100000BA69AC078B2.wmf" xlink:type="simple" xlink:show="embed" xlink:actuate="onLoad"><text:p/></draw:image></draw:frame><draw:frame draw:style-name="gr13" draw:text-style-name="P83" svg:width="7.621cm" svg:height="1.96cm" svg:x="6.033cm" svg:y="27.118cm"><draw:text-box><text:p text:style-name="P83"><text:span text:style-name="T29">Présidence de l'université</text:span></text:p><text:p text:style-name="P83"><text:span text:style-name="T29">40 rue de rennes – BP 73532</text:span></text:p><text:p text:style-name="P83"><text:span text:style-name="T29">49035 Angers cedex</text:span></text:p><text:p text:style-name="P83"><text:span text:style-name="T29">Tél. 02 41 96 23 23 | Fax 02 41 96 23 00</text:span></text:p></draw:text-box></draw:frame><draw:connector draw:style-name="gr5" draw:text-style-name="P81" draw:type="line" svg:x1="13.651cm" svg:y1="26.345cm" svg:x2="13.813cm" svg:y2="26.345cm" svg:d="M13651 26345h162" svg:viewBox="0 0 164 2"><text:p/></draw:connector></draw:g></text:p>
      <text:p text:style-name="P23"><draw:custom-shape text:anchor-type="as-char" svg:y="0cm" draw:z-index="4" draw:style-name="gr3" draw:text-style-name="P79" svg:width="17.837cm" svg:height="6.298cm"><text:p text:style-name="P79"><text:span text:style-name="T32">ENGAGEMENT</text:span></text:p><text:p text:style-name="P79"><text:span text:style-name="T32">DE NON PLAGIAT</text:span></text:p><text:p text:style-name="P77"><text:span text:style-name="T31"/></text:p><text:p text:style-name="P80"><text:span text:style-name="T31">Je, soussigné(e) </text:span><text:span text:style-name="T31"><text:tab/></text:span><text:span text:style-name="T31"><text:tab/></text:span></text:p><text:p text:style-name="P77"><text:span text:style-name="T31">déclare être pleinement conscient(e) que le plagiat de documents ou d’une </text:span></text:p><text:p text:style-name="P77"><text:span text:style-name="T31">partie d’un document publiée sur toutes formes de support, y compris l’internet, </text:span></text:p><text:p text:style-name="P77"><text:span text:style-name="T31">constitue une violation des droits d’auteur ainsi qu’une fraude caractérisée. </text:span></text:p><text:p text:style-name="P77"><text:span text:style-name="T31">En conséquence, je m’engage à citer toutes les sources que j’ai utilisées </text:span></text:p><text:p text:style-name="P77"><text:span text:style-name="T31">pour écrire ce rapport ou mémoire.</text:span></text:p><text:p text:style-name="P77"><text:span text:style-name="T31"/></text:p><text:p text:style-name="P77"><text:span text:style-name="T31"/></text:p><text:p text:style-name="P78"><text:span text:style-name="T31">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1" draw:name="images4" text:anchor-type="char" svg:x="15.072cm" svg:y="17.231cm" svg:width="3.164cm" svg:height="3.094cm" draw:z-index="46"><draw:image xlink:href="Pictures/2000009200000BE100000BA69AC078B2.wmf" xlink:type="simple" xlink:show="embed" xlink:actuate="onLoad"/></draw:frame><draw:connector text:anchor-type="char" draw:z-index="48" draw:style-name="gr9" draw:text-style-name="P81" draw:type="line" svg:x1="14.076cm" svg:y1="26.289cm" svg:x2="14.238cm" svg:y2="26.293cm" svg:d="M14076 26289l162 4" svg:viewBox="0 0 164 5"><text:p/></draw:connector><draw:frame draw:style-name="fr2" draw:name="Cadre8" text:anchor-type="char" svg:x="2.946cm" svg:y="17.279cm" svg:width="10.901cm" svg:height="3.226cm" draw:z-index="47"><draw:text-box><text:p text:style-name="P28">Cet engagement de non plagiat doit être signé et joint</text:p><text:p text:style-name="P28">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27"><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41"><draw:image xlink:href="Pictures/100000000000002D00000078B71AEC1C.png" xlink:type="simple" xlink:show="embed" xlink:actuate="onLoad"/></draw:frame></text:span><text:span text:style-name="MT2"> </text:span><text:span text:style-name="MT2"><text:page-number text:select-page="current">16</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6" meta:object-count="0" meta:page-count="20" meta:paragraph-count="162" meta:word-count="2669" meta:character-count="16916" meta:non-whitespace-character-count="14376"/>
  </office:meta>
</office:document-meta>
</file>